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0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1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2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3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4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5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6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7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8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19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0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1" style:family="graphic" style:parent-style-name="standard" style:list-style-name="L1">
      <style:graphic-properties draw:marker-end="Arrow"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2.163cm" fo:min-width="4.961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461cm" svg:height="2.413cm" svg:x="1.932cm" svg:y="3.35cm">
          <text:p text:style-name="P1">Carry groceries to staging area – outside ho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5.461cm" svg:height="2.413cm" svg:x="8.714cm" svg:y="3.35cm">
          <text:p text:style-name="P1">Open wipes co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5.461cm" svg:height="2.413cm" svg:x="22.279cm" svg:y="3.35cm">
          <text:p text:style-name="P2">Remove item from ba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5.461cm" svg:height="2.413cm" svg:x="29.061cm" svg:y="3.35cm">
          <text:p text:style-name="P2">Wipe down i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5.461cm" svg:height="2.413cm" svg:x="15.496cm" svg:y="3.35cm">
          <text:p text:style-name="P2">Don glov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" draw:id="id1" draw:layer="layout" svg:width="5.461cm" svg:height="2.413cm" svg:x="35.841cm" svg:y="3.35cm">
          <text:p text:style-name="P2">Move item to clean are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" draw:id="id2" draw:layer="layout" svg:width="5.461cm" svg:height="2.413cm" svg:x="1.932cm" svg:y="7.369cm">
          <text:p text:style-name="P2">Repeat until all items clean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8" draw:id="id8" draw:layer="layout" svg:width="5.461cm" svg:height="2.413cm" svg:x="8.72cm" svg:y="7.369cm">
          <text:p text:style-name="P2">Remove glov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41.302cm" svg:y1="4.556cm" svg:x2="1.932cm" svg:y2="8.575cm" draw:start-shape="id1" draw:start-glue-point="1" draw:end-shape="id2" draw:end-glue-point="3" svg:d="M41302 4556h500v2009h-40372v2010h502" svg:viewBox="0 0 40373 4020">
          <text:p/>
        </draw:connector>
        <draw:connector draw:style-name="gr8" draw:text-style-name="P3" draw:layer="layout" svg:x1="7.393cm" svg:y1="4.556cm" svg:x2="8.714cm" svg:y2="4.556cm" draw:start-shape="id3" draw:start-glue-point="1" draw:end-shape="id4" draw:end-glue-point="3" svg:d="M7393 4556h1321" svg:viewBox="0 0 1322 1">
          <text:p/>
        </draw:connector>
        <draw:connector draw:style-name="gr8" draw:text-style-name="P3" draw:layer="layout" svg:x1="14.175cm" svg:y1="4.556cm" svg:x2="15.496cm" svg:y2="4.556cm" draw:start-shape="id4" draw:start-glue-point="1" draw:end-shape="id5" draw:end-glue-point="3" svg:d="M14175 4556h1321" svg:viewBox="0 0 1322 1">
          <text:p/>
        </draw:connector>
        <draw:connector draw:style-name="gr8" draw:text-style-name="P3" draw:layer="layout" svg:x1="20.957cm" svg:y1="4.556cm" svg:x2="22.279cm" svg:y2="4.556cm" draw:start-shape="id5" draw:start-glue-point="1" draw:end-shape="id6" draw:end-glue-point="3" svg:d="M20957 4556h1322" svg:viewBox="0 0 1323 1">
          <text:p/>
        </draw:connector>
        <draw:connector draw:style-name="gr8" draw:text-style-name="P3" draw:layer="layout" svg:x1="27.74cm" svg:y1="4.556cm" svg:x2="29.061cm" svg:y2="4.556cm" draw:start-shape="id6" draw:start-glue-point="1" draw:end-shape="id7" draw:end-glue-point="3" svg:d="M27740 4556h1321" svg:viewBox="0 0 1322 1">
          <text:p/>
        </draw:connector>
        <draw:connector draw:style-name="gr8" draw:text-style-name="P3" draw:layer="layout" svg:x1="34.522cm" svg:y1="4.556cm" svg:x2="35.841cm" svg:y2="4.556cm" draw:start-shape="id7" draw:start-glue-point="1" draw:end-shape="id1" draw:end-glue-point="3" svg:d="M34522 4556h1319" svg:viewBox="0 0 1320 1">
          <text:p/>
        </draw:connector>
        <draw:connector draw:style-name="gr8" draw:text-style-name="P3" draw:layer="layout" svg:x1="7.393cm" svg:y1="8.575cm" svg:x2="8.72cm" svg:y2="8.575cm" draw:start-shape="id2" draw:start-glue-point="1" draw:end-shape="id8" draw:end-glue-point="3" svg:d="M7393 8575h1327" svg:viewBox="0 0 1328 1">
          <text:p/>
        </draw:connector>
        <draw:custom-shape draw:style-name="gr9" draw:text-style-name="P1" xml:id="id11" draw:id="id11" draw:layer="layout" svg:width="5.461cm" svg:height="2.413cm" svg:x="1.932cm" svg:y="13.649cm">
          <text:p text:style-name="P1">Gather oil, oil filter, tools, ra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2" draw:id="id12" draw:layer="layout" svg:width="5.461cm" svg:height="2.413cm" svg:x="8.714cm" svg:y="13.649cm">
          <text:p text:style-name="P1">Park car on jack stands if necess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4" draw:id="id14" draw:layer="layout" svg:width="5.461cm" svg:height="2.413cm" svg:x="22.279cm" svg:y="13.649cm">
          <text:p text:style-name="P2">Remove drain plu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5" draw:id="id15" draw:layer="layout" svg:width="5.461cm" svg:height="2.413cm" svg:x="29.061cm" svg:y="13.649cm">
          <text:p text:style-name="P2">Fully drain oil into catch ba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3" draw:id="id13" draw:layer="layout" svg:width="5.461cm" svg:height="2.413cm" svg:x="15.496cm" svg:y="13.649cm">
          <text:p text:style-name="P2">Place catch basin under oil p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9" draw:id="id9" draw:layer="layout" svg:width="5.461cm" svg:height="2.413cm" svg:x="35.841cm" svg:y="13.649cm">
          <text:p text:style-name="P2">Replace drain plug o-ring if necess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0" draw:id="id10" draw:layer="layout" svg:width="5.461cm" svg:height="2.413cm" svg:x="1.932cm" svg:y="17.668cm">
          <text:p text:style-name="P2">Replace drain plu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16" draw:id="id16" draw:layer="layout" svg:width="5.461cm" svg:height="2.413cm" svg:x="8.72cm" svg:y="17.668cm">
          <text:p text:style-name="P2">Remove oil fill ca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41.302cm" svg:y1="14.855cm" svg:x2="1.932cm" svg:y2="18.874cm" draw:start-shape="id9" draw:start-glue-point="1" draw:end-shape="id10" draw:end-glue-point="3" svg:d="M41302 14855h500v2009h-40372v2010h502" svg:viewBox="0 0 40373 4020">
          <text:p/>
        </draw:connector>
        <draw:connector draw:style-name="gr8" draw:text-style-name="P3" draw:layer="layout" svg:x1="7.393cm" svg:y1="14.855cm" svg:x2="8.714cm" svg:y2="14.855cm" draw:start-shape="id11" draw:start-glue-point="1" draw:end-shape="id12" draw:end-glue-point="3" svg:d="M7393 14855h1321" svg:viewBox="0 0 1322 1">
          <text:p/>
        </draw:connector>
        <draw:connector draw:style-name="gr8" draw:text-style-name="P3" draw:layer="layout" svg:x1="14.175cm" svg:y1="14.855cm" svg:x2="15.496cm" svg:y2="14.855cm" draw:start-shape="id12" draw:start-glue-point="1" draw:end-shape="id13" draw:end-glue-point="3" svg:d="M14175 14855h1321" svg:viewBox="0 0 1322 1">
          <text:p/>
        </draw:connector>
        <draw:connector draw:style-name="gr8" draw:text-style-name="P3" draw:layer="layout" svg:x1="20.957cm" svg:y1="14.855cm" svg:x2="22.279cm" svg:y2="14.855cm" draw:start-shape="id13" draw:start-glue-point="1" draw:end-shape="id14" draw:end-glue-point="3" svg:d="M20957 14855h1322" svg:viewBox="0 0 1323 1">
          <text:p/>
        </draw:connector>
        <draw:connector draw:style-name="gr8" draw:text-style-name="P3" draw:layer="layout" svg:x1="27.74cm" svg:y1="14.855cm" svg:x2="29.061cm" svg:y2="14.855cm" draw:start-shape="id14" draw:start-glue-point="1" draw:end-shape="id15" draw:end-glue-point="3" svg:d="M27740 14855h1321" svg:viewBox="0 0 1322 1">
          <text:p/>
        </draw:connector>
        <draw:connector draw:style-name="gr8" draw:text-style-name="P3" draw:layer="layout" svg:x1="34.522cm" svg:y1="14.855cm" svg:x2="35.841cm" svg:y2="14.855cm" draw:start-shape="id15" draw:start-glue-point="1" draw:end-shape="id9" draw:end-glue-point="3" svg:d="M34522 14855h1319" svg:viewBox="0 0 1320 1">
          <text:p/>
        </draw:connector>
        <draw:connector draw:style-name="gr8" draw:text-style-name="P3" draw:layer="layout" svg:x1="7.393cm" svg:y1="18.874cm" svg:x2="8.72cm" svg:y2="18.874cm" draw:start-shape="id10" draw:start-glue-point="1" draw:end-shape="id16" draw:end-glue-point="3" svg:d="M7393 18874h1327" svg:viewBox="0 0 1328 1">
          <text:p/>
        </draw:connector>
        <draw:custom-shape draw:style-name="gr16" draw:text-style-name="P2" xml:id="id17" draw:id="id17" draw:layer="layout" svg:width="5.461cm" svg:height="2.413cm" svg:x="15.52cm" svg:y="17.668cm">
          <text:p text:style-name="P2">Add correct amount of new o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18" draw:id="id18" draw:layer="layout" svg:width="5.461cm" svg:height="2.413cm" svg:x="22.32cm" svg:y="17.668cm">
          <text:p text:style-name="P2">Check oil level corr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19" draw:id="id19" draw:layer="layout" svg:width="5.461cm" svg:height="2.413cm" svg:x="29.12cm" svg:y="17.668cm">
          <text:p text:style-name="P2">Replace oil fill c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0" draw:id="id20" draw:layer="layout" svg:width="5.461cm" svg:height="2.413cm" svg:x="35.82cm" svg:y="17.668cm">
          <text:p text:style-name="P2">Move car off jack stands if necess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21" draw:id="id21" draw:layer="layout" svg:width="5.461cm" svg:height="2.413cm" svg:x="1.932cm" svg:y="21.568cm">
          <text:p text:style-name="P2">Clean tools and catch bas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22" draw:id="id22" draw:layer="layout" svg:width="5.461cm" svg:height="2.413cm" svg:x="8.732cm" svg:y="21.568cm">
          <text:p text:style-name="P2">Properly dispose of oil, filter, rag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14.181cm" svg:y1="18.874cm" svg:x2="15.52cm" svg:y2="18.874cm" draw:start-shape="id16" draw:start-glue-point="1" draw:end-shape="id17" draw:end-glue-point="3" svg:d="M14181 18874h1339" svg:viewBox="0 0 1340 1">
          <text:p/>
        </draw:connector>
        <draw:connector draw:style-name="gr22" draw:text-style-name="P4" draw:layer="layout" svg:x1="20.981cm" svg:y1="18.874cm" svg:x2="22.32cm" svg:y2="18.874cm" draw:start-shape="id17" draw:start-glue-point="1" draw:end-shape="id18" draw:end-glue-point="3" svg:d="M20981 18874h1339" svg:viewBox="0 0 1340 1">
          <text:p/>
        </draw:connector>
        <draw:connector draw:style-name="gr22" draw:text-style-name="P4" draw:layer="layout" svg:x1="27.781cm" svg:y1="18.874cm" svg:x2="29.12cm" svg:y2="18.874cm" draw:start-shape="id18" draw:start-glue-point="1" draw:end-shape="id19" draw:end-glue-point="3" svg:d="M27781 18874h1339" svg:viewBox="0 0 1340 1">
          <text:p/>
        </draw:connector>
        <draw:connector draw:style-name="gr22" draw:text-style-name="P4" draw:layer="layout" svg:x1="34.581cm" svg:y1="18.874cm" svg:x2="35.82cm" svg:y2="18.874cm" draw:start-shape="id19" draw:start-glue-point="1" draw:end-shape="id20" draw:end-glue-point="3" svg:d="M34581 18874h1239" svg:viewBox="0 0 1240 1">
          <text:p/>
        </draw:connector>
        <draw:connector draw:style-name="gr22" draw:text-style-name="P4" draw:layer="layout" svg:x1="41.281cm" svg:y1="18.874cm" svg:x2="1.932cm" svg:y2="22.774cm" draw:start-shape="id20" draw:start-glue-point="1" draw:end-shape="id21" draw:end-glue-point="3" svg:d="M41281 18874h500v1950h-40351v1950h502" svg:viewBox="0 0 40352 3901">
          <text:p/>
        </draw:connector>
        <draw:connector draw:style-name="gr22" draw:text-style-name="P4" draw:layer="layout" svg:x1="7.393cm" svg:y1="22.774cm" svg:x2="8.732cm" svg:y2="22.774cm" draw:start-shape="id21" draw:start-glue-point="1" draw:end-shape="id22" draw:end-glue-point="3" svg:d="M7393 22774h1339" svg:viewBox="0 0 1340 1">
          <text:p/>
        </draw:connector>
        <draw:custom-shape draw:style-name="gr23" draw:text-style-name="P2" xml:id="id23" draw:id="id23" draw:layer="layout" svg:width="5.461cm" svg:height="2.413cm" svg:x="15.52cm" svg:y="7.369cm">
          <text:p text:style-name="P2">Move items to storage area or refridger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4" draw:layer="layout" svg:x1="14.181cm" svg:y1="8.575cm" svg:x2="15.52cm" svg:y2="8.575cm" draw:start-shape="id8" draw:start-glue-point="1" draw:end-shape="id23" draw:end-glue-point="3" svg:d="M14181 8575h1339" svg:viewBox="0 0 1340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0T21:54:43.231000000</meta:creation-date>
    <dc:date>2020-07-15T17:59:48.740000000</dc:date>
    <meta:editing-duration>PT5H5M3S</meta:editing-duration>
    <meta:editing-cycles>4</meta:editing-cycles>
    <meta:generator>LibreOffice/6.4.4.2$Windows_X86_64 LibreOffice_project/3d775be2011f3886db32dfd395a6a6d1ca2630ff</meta:generator>
    <meta:document-statistic meta:object-count="44"/>
  </office:meta>
</office:document-meta>
</file>